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libri, sans-serif" svg:font-family="'Calibri, sans-serif'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2.691cm"/>
    </style:style>
    <style:style style:name="co10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5.195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0.49cm"/>
    </style:style>
    <style:style style:name="ro22" style:family="table-row">
      <style:table-row-properties style:row-height="5.29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5.738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5.265cm" fo:break-before="auto" style:use-optimal-row-height="true"/>
    </style:style>
    <style:style style:name="ro14" style:family="table-row">
      <style:table-row-properties style:row-height="2.805cm" fo:break-before="auto" style:use-optimal-row-height="false"/>
    </style:style>
    <style:style style:name="ro15" style:family="table-row">
      <style:table-row-properties style:row-height="7.634cm" fo:break-before="auto" style:use-optimal-row-height="true"/>
    </style:style>
    <style:style style:name="ro16" style:family="table-row">
      <style:table-row-properties style:row-height="7.661cm" fo:break-before="auto" style:use-optimal-row-height="true"/>
    </style:style>
    <style:style style:name="ro17" style:family="table-row">
      <style:table-row-properties style:row-height="8.581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4.316cm" fo:break-before="auto" style:use-optimal-row-height="true"/>
    </style:style>
    <style:style style:name="ro20" style:family="table-row">
      <style:table-row-properties style:row-height="13.321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0.496cm" fo:break-before="auto" style:use-optimal-row-height="true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number:date-style style:name="N8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5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764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2037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2037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ackground-color="#2037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8037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fo:background-color="#bdd7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203764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, sans-serif" fo:font-size="11pt" fo:font-style="normal" fo:text-shadow="none" style:text-underline-style="none" fo:font-weight="normal" style:font-size-asian="11pt" style:font-style-asian="normal" style:font-weight-asian="normal" style:font-name-complex="Calibri, sans-serif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Calibri, sans-serif" fo:font-size="12pt" fo:font-style="normal" fo:text-shadow="none" style:text-underline-style="none" fo:font-weight="normal" style:font-size-asian="12pt" style:font-style-asian="normal" style:font-weight-asian="normal" style:font-name-complex="Calibri, sans-serif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0" table:number-columns-repeated="1005" table:default-cell-style-name="Excel_20_Built-in_20_Normal"/>
        <table:table-row table:style-name="ro3">
          <table:table-cell table:style-name="ce2" table:number-columns-spanned="7" table:number-rows-spanned="5"/>
          <table:covered-table-cell table:number-columns-repeated="5" table:style-name="ce13"/>
          <table:covered-table-cell table:style-name="ce26"/>
          <table:table-cell table:style-name="ce30" office:value-type="string">
            <text:p>Провалено</text:p>
          </table:table-cell>
          <table:table-cell table:style-name="ce32"/>
          <table:table-cell table:style-name="ce39" table:formula="of:=COUNTIF([.J$8:.J$56];&quot;failed&quot;)" office:value-type="float" office:value="0">
            <text:p>0</text:p>
          </table:table-cell>
          <table:table-cell table:style-name="ce32"/>
          <table:table-cell table:style-name="ce39" table:formula="of:=COUNTIF([.L$8:.L$56];&quot;failed&quot;)" office:value-type="float" office:value="0">
            <text:p>0</text:p>
          </table:table-cell>
          <table:table-cell table:style-name="ce32"/>
          <table:table-cell table:style-name="ce39" table:formula="of:=COUNTIF([.N$8:.N$56];&quot;failed&quot;)" office:value-type="float" office:value="0">
            <text:p>0</text:p>
          </table:table-cell>
          <table:table-cell table:style-name="ce32"/>
          <table:table-cell table:style-name="ce39" table:formula="of:=COUNTIF([.P$8:.P$56];&quot;failed&quot;)" office:value-type="float" office:value="0">
            <text:p>0</text:p>
          </table:table-cell>
          <table:table-cell table:style-name="ce32"/>
          <table:table-cell table:style-name="ce39" table:formula="of:=COUNTIF([.R$8:.R$56];&quot;failed&quot;)" office:value-type="float" office:value="0">
            <text:p>0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Пройденно</text:p>
          </table:table-cell>
          <table:table-cell table:style-name="ce32"/>
          <table:table-cell table:style-name="ce40" table:formula="of:=COUNTIF([.J$8:.J$57];&quot;passed&quot;)" office:value-type="float" office:value="8">
            <text:p>8</text:p>
          </table:table-cell>
          <table:table-cell table:style-name="ce32"/>
          <table:table-cell table:style-name="ce40" table:formula="of:=COUNTIF([.L$8:.L$57];&quot;passed&quot;)" office:value-type="float" office:value="0">
            <text:p>0</text:p>
          </table:table-cell>
          <table:table-cell table:style-name="ce32"/>
          <table:table-cell table:style-name="ce40" table:formula="of:=COUNTIF([.N$8:.N$57];&quot;passed&quot;)" office:value-type="float" office:value="0">
            <text:p>0</text:p>
          </table:table-cell>
          <table:table-cell table:style-name="ce32"/>
          <table:table-cell table:style-name="ce40" table:formula="of:=COUNTIF([.P$8:.P$57];&quot;passed&quot;)" office:value-type="float" office:value="0">
            <text:p>0</text:p>
          </table:table-cell>
          <table:table-cell table:style-name="ce32"/>
          <table:table-cell table:style-name="ce40" table:formula="of:=COUNTIF([.R$8:.R$57];&quot;passed&quot;)" office:value-type="float" office:value="0">
            <text:p>0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Версия</text:p>
          </table:table-cell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3"/>
          <table:covered-table-cell table:number-columns-repeated="5"/>
          <table:covered-table-cell table:style-name="ce27"/>
          <table:table-cell table:style-name="ce30" office:value-type="string">
            <text:p>Дата</text:p>
          </table:table-cell>
          <table:table-cell table:style-name="ce32"/>
          <table:table-cell table:style-name="ce42" office:value-type="date" office:date-value="2023-06-27">
            <text:p>27.06.23</text:p>
          </table:table-cell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covered-table-cell table:style-name="ce4"/>
          <table:covered-table-cell table:number-columns-repeated="5" table:style-name="ce14"/>
          <table:covered-table-cell table:style-name="ce28"/>
          <table:table-cell table:style-name="ce30" office:value-type="string">
            <text:p>Браузер</text:p>
          </table:table-cell>
          <table:table-cell table:style-name="ce32"/>
          <table:table-cell table:style-name="ce41" office:value-type="string">
            <text:p>Chrome</text:p>
          </table:table-cell>
          <table:table-cell table:style-name="ce32"/>
          <table:table-cell table:style-name="ce8" office:value-type="string">
            <text:p>Firefox</text:p>
          </table:table-cell>
          <table:table-cell table:style-name="ce32"/>
          <table:table-cell table:style-name="ce8" office:value-type="string">
            <text:p>Safari</text:p>
          </table:table-cell>
          <table:table-cell table:style-name="ce32"/>
          <table:table-cell table:style-name="ce8" office:value-type="string">
            <text:p>IE 11</text:p>
          </table:table-cell>
          <table:table-cell table:style-name="ce32"/>
          <table:table-cell table:style-name="ce8" office:value-type="string">
            <text:p>Opera</text:p>
          </table:table-cell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">
          <table:table-cell table:style-name="ce5" office:value-type="string" table:number-columns-spanned="1" table:number-rows-spanned="2">
            <text:p>ID</text:p>
          </table:table-cell>
          <table:table-cell table:style-name="ce5" office:value-type="string" table:number-columns-spanned="1" table:number-rows-spanned="2">
            <text:p>Функциональная группа</text:p>
          </table:table-cell>
          <table:table-cell table:style-name="ce18" office:value-type="string" table:number-columns-spanned="1" table:number-rows-spanned="2">
            <text:p>Название теста</text:p>
          </table:table-cell>
          <table:table-cell table:style-name="ce18"/>
          <table:table-cell table:style-name="ce18" office:value-type="string" table:number-columns-spanned="2" table:number-rows-spanned="1">
            <text:p>Подход</text:p>
          </table:table-cell>
          <table:covered-table-cell table:style-name="ce25"/>
          <table:table-cell table:style-name="ce5" office:value-type="string" table:number-columns-spanned="1" table:number-rows-spanned="2">
            <text:p>BUG</text:p>
          </table:table-cell>
          <table:table-cell table:style-name="ce31"/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43" office:value-type="string" table:number-columns-spanned="1" table:number-rows-spanned="2">
            <text:p>Результат</text:p>
          </table:table-cell>
          <table:table-cell table:style-name="ce33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4">
          <table:covered-table-cell table:number-columns-repeated="3" table:style-name="ce6"/>
          <table:table-cell table:style-name="ce5" office:value-type="string">
            <text:p>Предусловие</text:p>
          </table:table-cell>
          <table:table-cell table:style-name="ce5" office:value-type="string">
            <text:p>Шаги</text:p>
          </table:table-cell>
          <table:table-cell table:style-name="ce5" office:value-type="string">
            <text:p>Ожидаемый результат</text:p>
          </table:table-cell>
          <table:covered-table-cell table:style-name="ce6"/>
          <table:table-cell table:style-name="ce5" office:value-type="string">
            <text:p>Приоритет</text:p>
          </table:table-cell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covered-table-cell table:style-name="ce6"/>
          <table:table-cell table:style-name="ce34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5">
          <table:table-cell table:style-name="ce7" office:value-type="float" office:value="1">
            <text:p>1</text:p>
          </table:table-cell>
          <table:table-cell table:style-name="ce15" office:value-type="string">
            <text:p>Регистрация</text:p>
          </table:table-cell>
          <table:table-cell table:style-name="ce19" office:value-type="string">
            <text:p>Позитивная регистрация</text:p>
          </table:table-cell>
          <table:table-cell table:style-name="ce8" office:value-type="string">
            <text:p>Почистить кеш и куки</text:p>
          </table:table-cell>
          <table:table-cell table:style-name="ce24" office:value-type="string">
            <text:p><text:a xlink:href="http://test2.itcobra.ru/">Перейти на сайт http://test2.itcobra.ru/;
выбрать меню "Войти"; 
Выбрть "Регистрация";
Ввести корректные данные ФИО почты телефон пароль;
нажать на галку "Согласие на обработку"</text:a></text:p>
          </table:table-cell>
          <table:table-cell table:style-name="ce8" office:value-type="string">
            <text:p>Регистрация выполнена успешно</text:p>
          </table:table-cell>
          <table:table-cell table:style-name="ce29" table:number-columns-repeated="2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8"/>
          <table:table-cell table:style-name="ce19" office:value-type="string">
            <text:p>Негативная авторизация</text:p>
          </table:table-cell>
          <table:table-cell table:style-name="ce8" office:value-type="string">
            <text:p>Почистить кеш и куки</text:p>
          </table:table-cell>
          <table:table-cell table:style-name="ce24" office:value-type="string">
            <text:p><text:a xlink:href="http://test2.itcobra.ru/">Перейти на сайт http://test2.itcobra.ru/;
выбрать меню "Войти"; 
Выбрть "Регистрация";
Ввести некорректные данные ФИО почты телефон пароль;
нажать на галку "Согласие на обработку"</text:a></text:p>
          </table:table-cell>
          <table:table-cell table:style-name="ce8" office:value-type="string">
            <text:p>Регистрация не выполнена</text:p>
          </table:table-cell>
          <table:table-cell table:style-name="ce8" office:value-type="string">
            <text:p>С введенными некоректными данными выполнена регистрация</text:p>
          </table:table-cell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15" office:value-type="string">
            <text:p>Оглавление</text:p>
          </table:table-cell>
          <table:table-cell table:style-name="ce19" office:value-type="string">
            <text:p>Каталог: Сравнение товаров</text:p>
          </table:table-cell>
          <table:table-cell table:style-name="ce8"/>
          <table:table-cell table:style-name="ce24" office:value-type="string">
            <text:p><text:a xlink:href="http://test2.itcobra.ru/">Перейти на сайт http://test2.itcobra.ru/;
Открыть каталог;
выбрать раздел Автоэлектороника;
Выбрать подраздел "Видеорегггистраторы";
товары с помощью быстрокнопок добавиь в сравнение;
срава в попапе быстрого доступа нажать на пункт "сравненение"</text:a></text:p>
          </table:table-cell>
          <table:table-cell table:style-name="ce8" office:value-type="string">
            <text:p>Откроется новая страница с сравнением товаров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8">
          <table:table-cell table:style-name="ce7" office:value-type="float" office:value="4">
            <text:p>4</text:p>
          </table:table-cell>
          <table:table-cell table:style-name="ce16"/>
          <table:table-cell table:style-name="ce19" office:value-type="string">
            <text:p>Каталог: Отзыв на товар</text:p>
          </table:table-cell>
          <table:table-cell table:style-name="ce8"/>
          <table:table-cell table:style-name="ce24" office:value-type="string">
            <text:p><text:a xlink:href="http://test2.itcobra.ru/">Перейти на сайт http://test2.itcobra.ru/;
Открыть каталог;
выбрать любой раздел, подраздел и товар;
на странице товара нажать "Отзывы";
далее нажать кнопку "оставить отзыв";
пишем текст, прикрепялем картинку, выставляем  рейтинг;
жмем опубликовать отзыв

</text:a></text:p>
          </table:table-cell>
          <table:table-cell table:style-name="ce8" office:value-type="string">
            <text:p>Отзыв опубликован</text:p>
          </table:table-cell>
          <table:table-cell table:style-name="ce23"/>
          <table:table-cell table:style-name="ce29"/>
          <table:table-cell table:style-name="ce36"/>
          <table:table-cell table:style-name="ce45" table:content-validation-name="val1" office:value-type="string">
            <text:p>passed</text:p>
          </table:table-cell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36"/>
          <table:table-cell table:style-name="ce45" table:content-validation-name="val1"/>
          <table:table-cell table:style-name="ce48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/>
          <table:table-cell table:style-name="ce50"/>
          <table:table-cell table:style-name="ce51" table:number-columns-repeated="4"/>
          <table:table-cell table:style-name="ce53"/>
          <table:table-cell table:style-name="ce51"/>
          <table:table-cell table:style-name="ce54" table:number-columns-repeated="4"/>
          <table:table-cell table:style-name="ce56"/>
          <table:table-cell table:number-columns-repeated="902"/>
        </table:table-row>
        <table:table-row table:style-name="ro9">
          <table:table-cell table:style-name="ce7" office:value-type="float" office:value="5">
            <text:p>5</text:p>
          </table:table-cell>
          <table:table-cell table:style-name="ce15"/>
          <table:table-cell table:style-name="ce19" office:value-type="string">
            <text:p>Каталог: Коментирование отзыв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любой раздел, подраздел и товар;</text:p>
            <text:p>на странице товара нажать "Отзывы";</text:p>
            <text:p>выбрать любой отзыв нажать "Ответить";</text:p>
            <text:p>в открывшемся поле пишем коментарий;</text:p>
            <text:p>жмем опубликовать</text:p>
          </table:table-cell>
          <table:table-cell table:style-name="ce8" office:value-type="string">
            <text:p>Коментарий к отзыву опбликован</text:p>
          </table:table-cell>
          <table:table-cell table:style-name="ce8"/>
          <table:table-cell table:style-name="ce29"/>
          <table:table-cell table:style-name="ce35"/>
          <table:table-cell table:style-name="ce45" table:content-validation-name="val1" office:value-type="string">
            <text:p>passed</text:p>
          </table:table-cell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35"/>
          <table:table-cell table:style-name="ce45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0">
          <table:table-cell table:style-name="ce8" office:value-type="float" office:value="6">
            <text:p>6</text:p>
          </table:table-cell>
          <table:table-cell table:style-name="ce15"/>
          <table:table-cell table:style-name="ce19" office:value-type="string">
            <text:p>Католог: Добавление товара в корзину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открыть любые товарыс метками "достоточно", "много";</text:p>
            <text:p>нажать "добавить в корзину"</text:p>
          </table:table-cell>
          <table:table-cell table:style-name="ce8" office:value-type="string">
            <text:p>Товар добавлен в корзину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1">
          <table:table-cell table:style-name="ce7" office:value-type="float" office:value="7">
            <text:p>7</text:p>
          </table:table-cell>
          <table:table-cell table:style-name="ce15"/>
          <table:table-cell table:style-name="ce20" office:value-type="string">
            <text:p>Каталог: Добавление в корзину отсуствующих товар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открыть любой товар меткой "нет в наличии";</text:p>
            <text:p>нажать "добавить в корзину"</text:p>
          </table:table-cell>
          <table:table-cell table:style-name="ce8" office:value-type="string">
            <text:p>ТОвар не должен добавляться в корзину, так как отсутствует в наличии </text:p>
          </table:table-cell>
          <table:table-cell table:style-name="ce8" office:value-type="string">
            <text:p>Товар добавился в корзину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8" office:value-type="float" office:value="8">
            <text:p>8</text:p>
          </table:table-cell>
          <table:table-cell table:style-name="ce15"/>
          <table:table-cell table:style-name="ce20" office:value-type="string">
            <text:p>Каталог: быстрый просмотр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истраторы";</text:p>
            <text:p>Навестиь на картинку товара и нажать на появившуюся кнопку "Быстрый просмотр"</text:p>
          </table:table-cell>
          <table:table-cell table:style-name="ce8" office:value-type="string">
            <text:p>Открывается поп ап с краткой информацией о товаре и возможностью добавть в корзину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8" office:value-type="float" office:value="9">
            <text:p>9</text:p>
          </table:table-cell>
          <table:table-cell table:style-name="ce15"/>
          <table:table-cell table:style-name="ce20" office:value-type="string">
            <text:p>Каталог: Фильтры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истраторы";</text:p>
            <text:p>в фильтре розничная цена выставить 1450-1550;</text:p>
            <text:p>нажать "показать"</text:p>
          </table:table-cell>
          <table:table-cell table:style-name="ce8" office:value-type="string">
            <text:p>применяется указанные ограничения по цене товара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3">
          <table:table-cell table:style-name="ce7" office:value-type="float" office:value="10">
            <text:p>10</text:p>
          </table:table-cell>
          <table:table-cell table:style-name="ce15"/>
          <table:table-cell table:style-name="ce20" office:value-type="string">
            <text:p>Каталог: Отобраджение товар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Открыть каталог;</text:p>
            <text:p>выбрать раздел Автоэлектороника;</text:p>
            <text:p>Выбрать подраздел "Видеорегггистраторы";</text:p>
            <text:p>справа над товарами выбрать отоброжение товаров(списком, плиткой, таблицей)</text:p>
          </table:table-cell>
          <table:table-cell table:style-name="ce8" office:value-type="string">
            <text:p>товар в разделе отображается согласно выбранному значению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4">
          <table:table-cell table:style-name="ce8" office:value-type="float" office:value="11">
            <text:p>11</text:p>
          </table:table-cell>
          <table:table-cell table:style-name="ce15" office:value-type="string">
            <text:p>Поиск</text:p>
          </table:table-cell>
          <table:table-cell table:style-name="ce8" office:value-type="string">
            <text:p>Поиск товара по названию</text:p>
          </table:table-cell>
          <table:table-cell table:style-name="ce8"/>
          <table:table-cell table:style-name="ce8" office:value-type="string">
            <text:p>Перейти на сайт http://test2.itcobra.ru/;</text:p>
            <text:p>в шапке сайта нажать "Поиск";</text:p>
            <text:p>Ввести Beko</text:p>
          </table:table-cell>
          <table:table-cell table:style-name="ce8" office:value-type="string">
            <text:p>Показываются все товары данной торговой марк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5">
          <table:table-cell table:style-name="ce8" office:value-type="float" office:value="12">
            <text:p>12</text:p>
          </table:table-cell>
          <table:table-cell table:style-name="ce15" office:value-type="string">
            <text:p>Оформление заказа</text:p>
          </table:table-cell>
          <table:table-cell table:style-name="ce8" office:value-type="string">
            <text:p>Оформление заказа</text:p>
          </table:table-cell>
          <table:table-cell table:style-name="ce8"/>
          <table:table-cell table:style-name="ce8" office:value-type="string">
            <text:p>Выполнить тест "Позитивная реггистрация";</text:p>
            <text:p>в каталоге выбрать несколько позиций товаров;</text:p>
            <text:p>проверить нличие товара;</text:p>
            <text:p>каждый товар добавтиь в корзину;</text:p>
            <text:p>перейти в корзину, нажать "оформить заказ";</text:p>
            <text:p>Заполнить всю информацию, нажать крыжик "согласия на обработку персональных данных";</text:p>
            <text:p>нажать "оформить заказ"</text:p>
            <text:p/>
          </table:table-cell>
          <table:table-cell table:style-name="ce8" office:value-type="string">
            <text:p>ЗАказ успешно сформирован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47"/>
          <table:table-cell table:style-name="ce50" table:number-columns-repeated="5"/>
          <table:table-cell table:style-name="ce52" table:number-columns-repeated="97"/>
          <table:table-cell table:style-name="ce11"/>
          <table:table-cell table:number-columns-repeated="902"/>
        </table:table-row>
        <table:table-row table:style-name="ro12">
          <table:table-cell table:style-name="ce7" office:value-type="float" office:value="13">
            <text:p>13</text:p>
          </table:table-cell>
          <table:table-cell table:style-name="ce15"/>
          <table:table-cell table:style-name="ce8" office:value-type="string">
            <text:p>Оформление заказа товара отсутвуюшего в наличии</text:p>
          </table:table-cell>
          <table:table-cell table:style-name="ce8" office:value-type="string">
            <text:p>Выполнить тест "Позитивная реггистрация"</text:p>
          </table:table-cell>
          <table:table-cell table:style-name="ce8" office:value-type="string">
            <text:p>Выполнить тест "Добавление в корзину отсуствующих товаров";</text:p>
            <text:p>нажать "оформить заказ";</text:p>
            <text:p>Заполнить всю информацию, нажать крыжик "согласия на обработку персональных данных";</text:p>
            <text:p>нажать "оформить заказ"</text:p>
          </table:table-cell>
          <table:table-cell table:style-name="ce8" office:value-type="string">
            <text:p>Заказ не может быть оформлен так как товара нет в наличии</text:p>
          </table:table-cell>
          <table:table-cell table:style-name="ce8" office:value-type="string">
            <text:p>ТОвар заказан</text:p>
          </table:table-cell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6">
          <table:table-cell table:style-name="ce7" office:value-type="float" office:value="14">
            <text:p>14</text:p>
          </table:table-cell>
          <table:table-cell table:style-name="ce17"/>
          <table:table-cell table:style-name="ce8" office:value-type="string">
            <text:p>Негативное оформление заказа</text:p>
          </table:table-cell>
          <table:table-cell table:style-name="ce23"/>
          <table:table-cell table:style-name="ce23" office:value-type="string">
            <text:p><text:span text:style-name="T5">Выполнить </text:span><text:span text:style-name="T5">тест </text:span><text:span text:style-name="T5">"Позитивная </text:span><text:span text:style-name="T5">реггистрация</text:span><text:span text:style-name="T5">";</text:span></text:p>
            <text:p><text:span text:style-name="T5">в каталоге </text:span><text:span text:style-name="T5">выбрать </text:span><text:span text:style-name="T5">несколько </text:span><text:span text:style-name="T5">позиций </text:span><text:span text:style-name="T5">товаров;</text:span></text:p>
            <text:p><text:span text:style-name="T5">проверить </text:span><text:span text:style-name="T5">наличие </text:span><text:span text:style-name="T5">товара;</text:span></text:p>
            <text:p><text:span text:style-name="T5">каждый </text:span><text:span text:style-name="T5">товар </text:span><text:span text:style-name="T5">добавтиь в </text:span><text:span text:style-name="T5">корзину;</text:span></text:p>
            <text:p><text:span text:style-name="T5">перейти в </text:span><text:span text:style-name="T5">корзину, </text:span><text:span text:style-name="T5">нажать </text:span><text:span text:style-name="T5">"оформить </text:span><text:span text:style-name="T5">заказ";</text:span></text:p>
            <text:p><text:span text:style-name="T5">пункт </text:span><text:span text:style-name="T5">доставка: </text:span><text:span text:style-name="T5">выбрать </text:span><text:span text:style-name="T5">"доставка </text:span><text:span text:style-name="T5">курьером"</text:span></text:p>
            <text:p><text:span text:style-name="T5">Не указывать </text:span><text:span text:style-name="T5">адрес </text:span><text:span text:style-name="T5">доставки </text:span><text:span text:style-name="T5">нажать </text:span><text:span text:style-name="T5">крыжик </text:span><text:span text:style-name="T5">"согласия на </text:span><text:span text:style-name="T5">обработку </text:span><text:span text:style-name="T5">персональны</text:span><text:span text:style-name="T5">х данных";</text:span></text:p>
            <text:p><text:span text:style-name="T6">Нажать </text:span><text:span text:style-name="T6">"оформить </text:span><text:span text:style-name="T6">заказ"</text:span></text:p>
          </table:table-cell>
          <table:table-cell table:style-name="ce23" office:value-type="string">
            <text:p>Товар не заказан, так как не указан адрес доставк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 office:value-type="string">
            <text:p>passed</text:p>
          </table:table-cell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7"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Негативное оформление заказа 2</text:p>
          </table:table-cell>
          <table:table-cell table:style-name="ce8"/>
          <table:table-cell table:style-name="ce8" office:value-type="string">
            <text:p>Выполнить тест "Позитивная реггистрация";</text:p>
            <text:p>в каталоге выбрать несколько позиций товаров;</text:p>
            <text:p>проверить наличие товара;</text:p>
            <text:p>каждый товар добавтиь в корзину;</text:p>
            <text:p>перейти в корзину, нажать "оформить заказ";</text:p>
            <text:p>пункт доставка: выбрать "Самовывоз";</text:p>
            <text:p>Способ оплаты любой кроме "наличные курьеру"</text:p>
            <text:p>Не указывать адрес доставки нажать крыжик "согласия на обработку персональных данных";</text:p>
            <text:p>Нажать "оформить заказ"</text:p>
          </table:table-cell>
          <table:table-cell table:style-name="ce8" office:value-type="string">
            <text:p>Товар заказан</text:p>
          </table:table-cell>
          <table:table-cell table:style-name="ce8" office:value-type="string">
            <text:p>товар не заказн,</text:p>
            <text:p>просит адрес доставки.</text:p>
            <text:p>При выборе "самовывоза"</text:p>
            <text:p>нет пунктов от куда забирать, в Москве 2 магазина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7" office:value-type="float" office:value="16">
            <text:p>16</text:p>
          </table:table-cell>
          <table:table-cell table:style-name="ce8"/>
          <table:table-cell table:style-name="ce8" office:value-type="string">
            <text:p>Возврат товара</text:p>
          </table:table-cell>
          <table:table-cell table:style-name="ce8"/>
          <table:table-cell table:style-name="ce8" office:value-type="string">
            <text:p>Выполнить тест:"Оформление заказа";</text:p>
            <text:p>Перейти в личный кабинет;</text:p>
            <text:p>Выбрать текущие заказы;</text:p>
            <text:p>Нажать отменить заказ</text:p>
          </table:table-cell>
          <table:table-cell table:style-name="ce8" office:value-type="string">
            <text:p>Заказ отменен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8" office:value-type="float" office:value="17">
            <text:p>17</text:p>
          </table:table-cell>
          <table:table-cell table:style-name="ce15" office:value-type="string">
            <text:p>Рекламные предложения</text:p>
          </table:table-cell>
          <table:table-cell table:style-name="ce8" office:value-type="string">
            <text:p>Товары с рекламных тайлов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лавной странице выбрать любой рекламный тайл: мощные ноутбуки для работы и отдыха</text:p>
          </table:table-cell>
          <table:table-cell table:style-name="ce8" office:value-type="string">
            <text:p>Откроется страница с ноутбуками с уже забитыми фильтрами</text:p>
          </table:table-cell>
          <table:table-cell table:style-name="ce8" office:value-type="string">
            <text:p>тайл и ссылка к нему привязанная не работает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9">
          <table:table-cell table:style-name="ce8" office:value-type="float" office:value="18">
            <text:p>18</text:p>
          </table:table-cell>
          <table:table-cell table:style-name="ce8"/>
          <table:table-cell table:style-name="ce8" office:value-type="string">
            <text:p>товары с рекламных тайлов 2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лавной странице выбрать рекламный тайл, с привязанной ссылкой;</text:p>
            <text:p>например: "Удобные рюкзаки Deuter";</text:p>
            <text:p>нажать кнопку "Узнать подробнее"</text:p>
          </table:table-cell>
          <table:table-cell table:style-name="ce8" office:value-type="string">
            <text:p>Откроется страница с рюкзаками</text:p>
          </table:table-cell>
          <table:table-cell table:style-name="ce8" office:value-type="string">
            <text:p>открывается главный каталог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7" office:value-type="float" office:value="19">
            <text:p>19</text:p>
          </table:table-cell>
          <table:table-cell table:style-name="ce15" office:value-type="string">
            <text:p>Техноблог</text:p>
          </table:table-cell>
          <table:table-cell table:style-name="ce8" office:value-type="string">
            <text:p>Блог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"Техноблог"</text:p>
            <text:p>нажать "все записи";</text:p>
            <text:p>открыть любую запись</text:p>
          </table:table-cell>
          <table:table-cell table:style-name="ce8" office:value-type="string">
            <text:p>Открывается блог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8" office:value-type="float" office:value="20">
            <text:p>20</text:p>
          </table:table-cell>
          <table:table-cell table:style-name="ce15" office:value-type="string">
            <text:p>Рекомендации</text:p>
          </table:table-cell>
          <table:table-cell table:style-name="ce8" office:value-type="string">
            <text:p>Открытие товаров 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 "рекомендации";</text:p>
            <text:p>открыть каждый подраздел</text:p>
          </table:table-cell>
          <table:table-cell table:style-name="ce8" office:value-type="string">
            <text:p>в каждом подразделе открывается активные ссылки на товары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0">
          <table:table-cell table:style-name="ce8" office:value-type="float" office:value="21">
            <text:p>21</text:p>
          </table:table-cell>
          <table:table-cell table:style-name="ce15" office:value-type="string">
            <text:p>Акции</text:p>
          </table:table-cell>
          <table:table-cell table:style-name="ce8" office:value-type="string">
            <text:p>информация об актуальных акциях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раздел "акция";</text:p>
            <text:p>открыть все актуальные акции</text:p>
          </table:table-cell>
          <table:table-cell table:style-name="ce8" office:value-type="string">
            <text:p>В каждой акции отображаетися актуальная информация об акциях</text:p>
          </table:table-cell>
          <table:table-cell table:style-name="ce8" office:value-type="string">
            <text:p>“Ноутбуки по весенней акции” нет описания раздела + в товарах по акции висит видеорегистратор;</text:p>
            <text:p>“Видеокамеры со скидкой 30%” текст под шапкой не соответствует акции + неверное описание товара;</text:p>
            <text:p>“Распродажа инструмента” нет описания раздела + неверное описание товаров + нет ссылок на товары по акции;</text:p>
            <text:p>“Садовая техника по акции” нет описания раздела + неверное описание товаров + нет ссылок на товары по акции;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7" office:value-type="float" office:value="22">
            <text:p>22</text:p>
          </table:table-cell>
          <table:table-cell table:style-name="ce15" office:value-type="string">
            <text:p>Поп Ап бытсроо доступа</text:p>
          </table:table-cell>
          <table:table-cell table:style-name="ce8" office:value-type="string">
            <text:p>работоспособность бытрокнопок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найти поп ап быстрого доступа;</text:p>
            <text:p>нажать на доступные функции:</text:p>
            <text:p>"корзина" "Отложить" "сравнение"</text:p>
          </table:table-cell>
          <table:table-cell table:style-name="ce8" office:value-type="string">
            <text:p>откроются выбранные разделы с добавленым или недобавленым товарам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8">
          <table:table-cell table:style-name="ce7" office:value-type="float" office:value="23">
            <text:p>23</text:p>
          </table:table-cell>
          <table:table-cell table:style-name="ce15" office:value-type="string">
            <text:p>Дополнительная информация</text:p>
          </table:table-cell>
          <table:table-cell table:style-name="ce8" office:value-type="string">
            <text:p>О компании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Компания";</text:p>
            <text:p>нажать "О Компании"</text:p>
          </table:table-cell>
          <table:table-cell table:style-name="ce8" office:value-type="string">
            <text:p>откроется страница с информацией о компании</text:p>
          </table:table-cell>
          <table:table-cell table:style-name="ce8" office:value-type="string">
            <text:p>открывается информация для внутренного пользования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4">
            <text:p>24</text:p>
          </table:table-cell>
          <table:table-cell table:style-name="ce8"/>
          <table:table-cell table:style-name="ce8" office:value-type="string">
            <text:p>Компания: Сотрудники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Компания";</text:p>
            <text:p>нажать "О Компании";</text:p>
            <text:p>Нажать "сотрудники"</text:p>
          </table:table-cell>
          <table:table-cell table:style-name="ce8" office:value-type="string">
            <text:p>Откроется страница с сотрудниками компании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6">
          <table:table-cell table:style-name="ce7" office:value-type="float" office:value="25">
            <text:p>25</text:p>
          </table:table-cell>
          <table:table-cell table:style-name="ce8"/>
          <table:table-cell table:style-name="ce8" office:value-type="string">
            <text:p>Компания: Сотрудники 2</text:p>
          </table:table-cell>
          <table:table-cell table:style-name="ce8"/>
          <table:table-cell table:style-name="ce8" office:value-type="string">
            <text:p>Выполнить тест:"Компания: Сотрудники";</text:p>
            <text:p>проверить работоспособнось значков-ссылок на личные страницы</text:p>
          </table:table-cell>
          <table:table-cell table:style-name="ce8" office:value-type="string">
            <text:p>при нажатии на значок соцсети, отероется личная страничка сотрудника в соцсети</text:p>
          </table:table-cell>
          <table:table-cell table:style-name="ce8" office:value-type="string">
            <text:p>ни одна ссылка не работает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6">
            <text:p>26</text:p>
          </table:table-cell>
          <table:table-cell table:style-name="ce8"/>
          <table:table-cell table:style-name="ce8" office:value-type="string">
            <text:p>Компания: Сотрудники 3</text:p>
          </table:table-cell>
          <table:table-cell table:style-name="ce8"/>
          <table:table-cell table:style-name="ce8" office:value-type="string">
            <text:p>Выполнить тест:"Компания: Сотрудники";</text:p>
            <text:p>проверить заполнение личных карточек</text:p>
            <text:p>и наличие грамматические ошибки</text:p>
          </table:table-cell>
          <table:table-cell table:style-name="ce8" office:value-type="string">
            <text:p>все карточки заполнены и нет граматических ошибок</text:p>
          </table:table-cell>
          <table:table-cell table:style-name="ce8" office:value-type="string">
            <text:p>не все карточки сотрудников заполнены</text:p>
            <text:p>в 1 карточке присутсвует грамматическая ошибка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8" office:value-type="float" office:value="27">
            <text:p>27</text:p>
          </table:table-cell>
          <table:table-cell table:style-name="ce8"/>
          <table:table-cell table:style-name="ce8" office:value-type="string">
            <text:p>информация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жать раздел "Информаця";</text:p>
            <text:p>Выбрать подраздел "возможности"</text:p>
          </table:table-cell>
          <table:table-cell table:style-name="ce8"/>
          <table:table-cell table:style-name="ce8" office:value-type="string">
            <text:p>Открывается информация для разработчиков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0">
          <table:table-cell table:style-name="ce7" office:value-type="float" office:value="28">
            <text:p>28</text:p>
          </table:table-cell>
          <table:table-cell table:style-name="ce8"/>
          <table:table-cell table:style-name="ce8" office:value-type="string">
            <text:p>Помощь</text:p>
          </table:table-cell>
          <table:table-cell table:style-name="ce8"/>
          <table:table-cell table:style-name="ce8" office:value-type="string">
            <text:p>Перейти на сайт http://test2.itcobra.ru/;</text:p>
            <text:p>на гглавной странице пролистать вниз в хутер;</text:p>
            <text:p>найти раздел "Оставаться на связи";</text:p>
            <text:p>открыть все ссылки на соц страницы компании</text:p>
          </table:table-cell>
          <table:table-cell table:style-name="ce8" office:value-type="string">
            <text:p>Откроются соц сети компании </text:p>
          </table:table-cell>
          <table:table-cell table:style-name="ce8" office:value-type="string">
            <text:p>Соц сеть "телеграм" открывает журнал </text:p>
          </table:table-cell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11">
          <table:table-cell table:style-name="ce8" office:value-type="float" office:value="29">
            <text:p>29</text:p>
          </table:table-cell>
          <table:table-cell table:style-name="ce15" office:value-type="string">
            <text:p>Корзина</text:p>
          </table:table-cell>
          <table:table-cell table:style-name="ce8" office:value-type="string">
            <text:p>Удаление товара из корзины</text:p>
          </table:table-cell>
          <table:table-cell table:style-name="ce8"/>
          <table:table-cell table:style-name="ce8" office:value-type="string">
            <text:p>Перейти на сайт http://test2.itcobra.ru/;</text:p>
            <text:p>в корзину добавить несколько товаров(любых);</text:p>
            <text:p>Перейти в козину;</text:p>
            <text:p>в корзине справа в срочке товара нажать крестик</text:p>
          </table:table-cell>
          <table:table-cell table:style-name="ce8" office:value-type="string">
            <text:p>Товар удален из корзины;</text:p>
            <text:p>Сумма заказа меняется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1">
          <table:table-cell table:style-name="ce8" office:value-type="float" office:value="30">
            <text:p>30</text:p>
          </table:table-cell>
          <table:table-cell table:style-name="ce8"/>
          <table:table-cell table:style-name="ce8" office:value-type="string">
            <text:p>Восстановление удаленного товара из корзины</text:p>
          </table:table-cell>
          <table:table-cell table:style-name="ce8"/>
          <table:table-cell table:style-name="ce8" office:value-type="string">
            <text:p>Выполнить кейс: "Удаление товара из корзины"</text:p>
            <text:p>в появивщейся строчке нажать"Восстановить"</text:p>
          </table:table-cell>
          <table:table-cell table:style-name="ce8" office:value-type="string">
            <text:p>удаленный товар восстанавливается;</text:p>
            <text:p>сумма заказа меняется</text:p>
          </table:table-cell>
          <table:table-cell table:style-name="ce8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1">
            <text:p>31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2">
            <text:p>32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4">
            <text:p>34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37">
            <text:p>37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8" table:number-columns-repeated="6"/>
          <table:table-cell table:style-name="ce29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44" table:content-validation-name="val1"/>
          <table:table-cell table:style-name="ce35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0">
            <text:p>40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49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1">
            <text:p>41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3">
            <text:p>43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6">
            <text:p>46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7">
            <text:p>47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49">
            <text:p>49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0">
            <text:p>50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2">
            <text:p>52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4">
            <text:p>54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>
          <table:table-cell table:style-name="ce7" office:value-type="float" office:value="55">
            <text:p>55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8" table:number-columns-repeated="6"/>
          <table:table-cell table:style-name="ce29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7"/>
          <table:table-cell table:style-name="ce46" table:content-validation-name="val1"/>
          <table:table-cell table:style-name="ce32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3">
          <table:table-cell table:style-name="ce9" table:number-columns-repeated="2"/>
          <table:table-cell table:style-name="ce9" office:value-type="string">
            <text:p>Общее количество тестов</text:p>
          </table:table-cell>
          <table:table-cell table:style-name="ce9"/>
          <table:table-cell table:style-name="ce9" table:formula="of:=COUNTA([.C8:.C63])" office:value-type="float" office:value="30">
            <text:p>30</text:p>
          </table:table-cell>
          <table:table-cell table:style-name="ce9" table:number-columns-repeated="3"/>
          <table:table-cell table:style-name="ce38" table:number-columns-repeated="11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 table:number-rows-repeated="12">
          <table:table-cell table:style-name="ce10" table:number-columns-repeated="24"/>
          <table:table-cell table:style-name="ce11" table:number-columns-repeated="98"/>
          <table:table-cell table:number-columns-repeated="902"/>
        </table:table-row>
        <table:table-row table:style-name="ro23" table:number-rows-repeated="2">
          <table:table-cell table:style-name="ce11" table:number-columns-repeated="2"/>
          <table:table-cell table:style-name="ce21"/>
          <table:table-cell table:style-name="ce11" table:number-columns-repeated="16"/>
          <table:table-cell table:style-name="ce10" table:number-columns-repeated="5"/>
          <table:table-cell table:style-name="ce11" table:number-columns-repeated="98"/>
          <table:table-cell table:number-columns-repeated="902"/>
        </table:table-row>
        <table:table-row table:style-name="ro23" table:number-rows-repeated="2">
          <table:table-cell table:style-name="ce11" table:number-columns-repeated="2"/>
          <table:table-cell table:style-name="ce21"/>
          <table:table-cell table:style-name="ce11" table:number-columns-repeated="20"/>
          <table:table-cell table:style-name="ce10"/>
          <table:table-cell table:style-name="ce11" table:number-columns-repeated="98"/>
          <table:table-cell table:number-columns-repeated="902"/>
        </table:table-row>
        <table:table-row table:style-name="ro23" table:number-rows-repeated="939">
          <table:table-cell table:style-name="ce12" table:number-columns-repeated="2"/>
          <table:table-cell table:style-name="ce22"/>
          <table:table-cell table:style-name="ce12" table:number-columns-repeated="119"/>
          <table:table-cell table:number-columns-repeated="902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63"/>
        </table:named-expressions>
      </table:table>
      <table:table table:name="Как скачать этот файл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0" table:number-columns-repeated="1023" table:default-cell-style-name="Excel_20_Built-in_20_Normal"/>
        <table:table-row table:style-name="ro22">
          <table:table-cell table:style-name="ce55" office:value-type="string">
            <text:p><text:span text:style-name="T3">Как </text:span><text:span text:style-name="T3">скачать </text:span><text:span text:style-name="T3">файл или </text:span><text:span text:style-name="T3">скопирова</text:span><text:span text:style-name="T3">ть гугл-</text:span><text:span text:style-name="T3">док</text:span></text:p>
            <text:p><text:span text:style-name="T4"/></text:p>
            <text:p><text:span text:style-name="T4">Чтобы </text:span><text:span text:style-name="T4">скачать </text:span><text:span text:style-name="T4">табличку в </text:span><text:span text:style-name="T4">Экселе, </text:span><text:span text:style-name="T4">зайдите </text:span><text:span text:style-name="T4">в меню </text:span><text:span text:style-name="T4">Файл (под </text:span><text:span text:style-name="T4">названием </text:span><text:span text:style-name="T4">документа) </text:span><text:span text:style-name="T4">→ нажмите </text:span><text:span text:style-name="T4">Скачать </text:span><text:span text:style-name="T4">как → </text:span><text:span text:style-name="T4">Microsoft </text:span><text:span text:style-name="T4">Excel</text:span></text:p>
            <text:p><text:span text:style-name="T4"/></text:p>
            <text:p><text:span text:style-name="T4">Чтобы </text:span><text:span text:style-name="T4">скопироват</text:span><text:span text:style-name="T4">ь себе </text:span><text:span text:style-name="T4">такой </text:span><text:span text:style-name="T4">же гугл-</text:span><text:span text:style-name="T4">док, </text:span><text:span text:style-name="T4">нажмите </text:span><text:span text:style-name="T4">на меню </text:span><text:span text:style-name="T4">Файл → </text:span><text:span text:style-name="T4">Создать </text:span><text:span text:style-name="T4">копию. </text:span><text:span text:style-name="T4">Укажите </text:span><text:span text:style-name="T4">папку </text:span><text:span text:style-name="T4">на гугл-</text:span><text:span text:style-name="T4">диске, куда </text:span><text:span text:style-name="T4">хотите </text:span><text:span text:style-name="T4">отправить </text:span><text:span text:style-name="T4">файл, </text:span><text:span text:style-name="T4">и нажмите </text:span><text:span text:style-name="T4">Ок.</text:span></text:p>
            <text:p><text:span text:style-name="T4"/></text:p>
            <text:p><text:span text:style-name="T4"/>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Тест-кейсы'.H7:'Тест-кейсы'.H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libri, sans-serif" svg:font-family="'Calibri, sans-serif'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27.06.2023</text:date>, <text:time>16:55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7T16:55:02.36</dc:date>
    <meta:generator>OpenOffice/4.1.8$Win32 OpenOffice.org_project/418m3$Build-9803</meta:generator>
    <meta:editing-duration>PT45S</meta:editing-duration>
    <meta:editing-cycles>2</meta:editing-cycles>
    <meta:document-statistic meta:table-count="2" meta:cell-count="217" meta:object-count="0"/>
  </office:meta>
</office:document-meta>
</file>